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2.418cm" fo:break-before="auto" style:use-optimal-row-height="true"/>
    </style:style>
    <style:style style:name="ro24" style:family="table-row">
      <style:table-row-properties style:row-height="2.32cm" fo:break-before="auto" style:use-optimal-row-height="false"/>
    </style:style>
    <style:style style:name="ro25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2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4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5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xs:decimal(sum(//cac:InvoiceLine/cbc:LineExtensionAmount)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xs:decimal(cbc:TaxExclusiveAmount) + (xs:decimal(sum(/ubl:Invoice/cac:TaxTotal/cbc:TaxAmount))) + xs:decimal(cbc:PayableRoundingAmount)) *10 * 10) div 100))) or (not(cbc:PayableRoundingAmount) and <text:s/>((xs:decimal(cbc:TaxInclusiveAmount)) = round((xs:decimal(cbc:TaxExclusiveAmount) + (xs:decimal(sum(/ubl:Invoice/cac:TaxTotal/cbc:TaxAmount)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xs:decimal(sum(/ubl:Invoice/cac:AllowanceCharge[cbc:ChargeIndicator="false"]/cbc:Amount)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xs:decimal(sum(/ubl:Invoice/cac:AllowanceCharge[cbc:ChargeIndicator="true"]/cbc:Amount)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xs:decimal(sum(cac:TaxTotal//cac:TaxSubtotal/cbc:TaxableAmount)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08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1T08:20:16</dc:date>
    <meta:editing-cycles>294</meta:editing-cycles>
    <meta:editing-duration>P17DT15H51M29S</meta:editing-duration>
    <meta:document-statistic meta:table-count="4" meta:cell-count="840" meta:object-count="0"/>
  </office:meta>
</office:document-meta>
</file>